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895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579d1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3300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5"/>
          <table:table-cell office:value-type="string">
            <text:p>Erase Page Size in Address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ase Page Size in Instructions</text:p>
          </table:table-cell>
          <table:table-cell/>
          <table:table-cell office:value-type="float" office:value="1024">
            <text:p>1024</text:p>
          </table:table-cell>
          <table:table-cell table:formula="of:=2*[.$E$2]" office:value-type="float" office:value="2048">
            <text:p>2048</text:p>
          </table:table-cell>
          <table:table-cell table:formula="of:=DEC2HEX([.F2]; 8)" office:value-type="string" office:string-value="00000800">
            <text:p>0000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]" office:value-type="float" office:value="4096">
            <text:p>4096</text:p>
          </table:table-cell>
          <table:table-cell table:formula="of:=DEC2HEX([.F3]; 8)" office:value-type="string" office:string-value="00001000">
            <text:p>0000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]" office:value-type="float" office:value="6144">
            <text:p>6144</text:p>
          </table:table-cell>
          <table:table-cell table:formula="of:=DEC2HEX([.F4]; 8)" office:value-type="string" office:string-value="00001800">
            <text:p>00001800</text:p>
          </table:table-cell>
          <table:table-cell/>
          <table:table-cell table:formula="of:=[.G171]" office:value-type="string" office:string-value="00055000">
            <text:p>00055000</text:p>
          </table:table-cell>
          <table:table-cell office:value-type="string">
            <text:p>Last page start with the Configuration Bits (never erase this page)</text:p>
          </table:table-cell>
        </table:table-row>
        <table:table-row table:style-name="ro1">
          <table:table-cell table:number-columns-repeated="5"/>
          <table:table-cell table:formula="of:=2*[.$E$2]+[.F4]" office:value-type="float" office:value="8192">
            <text:p>8192</text:p>
          </table:table-cell>
          <table:table-cell table:formula="of:=DEC2HEX([.F5]; 8)" office:value-type="string" office:string-value="00002000">
            <text:p>00002000</text:p>
          </table:table-cell>
          <table:table-cell/>
          <table:table-cell office:value-type="string">
            <text:p>B000</text:p>
          </table:table-cell>
          <table:table-cell office:value-type="string">
            <text:p>Start of the Application</text:p>
          </table:table-cell>
        </table:table-row>
        <table:table-row table:style-name="ro1">
          <table:table-cell table:number-columns-repeated="5"/>
          <table:table-cell table:formula="of:=2*[.$E$2]+[.F5]" office:value-type="float" office:value="10240">
            <text:p>10240</text:p>
          </table:table-cell>
          <table:table-cell table:formula="of:=DEC2HEX([.F6]; 8)" office:value-type="string" office:string-value="00002800">
            <text:p>0000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]" office:value-type="float" office:value="12288">
            <text:p>12288</text:p>
          </table:table-cell>
          <table:table-cell table:formula="of:=DEC2HEX([.F7]; 8)" office:value-type="string" office:string-value="00003000">
            <text:p>00003000</text:p>
          </table:table-cell>
          <table:table-cell/>
          <table:table-cell table:formula="of:=DEC2HEX(HEX2DEC([.I4])-HEX2DEC([.I5]))" office:value-type="string" office:string-value="4A000">
            <text:p>4A000</text:p>
          </table:table-cell>
          <table:table-cell office:value-type="string">
            <text:p>Length of available space to not include last page</text:p>
          </table:table-cell>
        </table:table-row>
        <table:table-row table:style-name="ro1">
          <table:table-cell table:number-columns-repeated="5"/>
          <table:table-cell table:formula="of:=2*[.$E$2]+[.F7]" office:value-type="float" office:value="14336">
            <text:p>14336</text:p>
          </table:table-cell>
          <table:table-cell table:formula="of:=DEC2HEX([.F8]; 8)" office:value-type="string" office:string-value="00003800">
            <text:p>0000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]" office:value-type="float" office:value="16384">
            <text:p>16384</text:p>
          </table:table-cell>
          <table:table-cell table:formula="of:=DEC2HEX([.F9]; 8)" office:value-type="string" office:string-value="00004000">
            <text:p>0000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]" office:value-type="float" office:value="18432">
            <text:p>18432</text:p>
          </table:table-cell>
          <table:table-cell table:formula="of:=DEC2HEX([.F10]; 8)" office:value-type="string" office:string-value="00004800">
            <text:p>0000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]" office:value-type="float" office:value="20480">
            <text:p>20480</text:p>
          </table:table-cell>
          <table:table-cell table:formula="of:=DEC2HEX([.F11]; 8)" office:value-type="string" office:string-value="00005000">
            <text:p>0000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]" office:value-type="float" office:value="22528">
            <text:p>22528</text:p>
          </table:table-cell>
          <table:table-cell table:formula="of:=DEC2HEX([.F12]; 8)" office:value-type="string" office:string-value="00005800">
            <text:p>0000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]" office:value-type="float" office:value="24576">
            <text:p>24576</text:p>
          </table:table-cell>
          <table:table-cell table:formula="of:=DEC2HEX([.F13]; 8)" office:value-type="string" office:string-value="00006000">
            <text:p>00006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]" office:value-type="float" office:value="26624">
            <text:p>26624</text:p>
          </table:table-cell>
          <table:table-cell table:formula="of:=DEC2HEX([.F14]; 8)" office:value-type="string" office:string-value="00006800">
            <text:p>00006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]" office:value-type="float" office:value="28672">
            <text:p>28672</text:p>
          </table:table-cell>
          <table:table-cell table:formula="of:=DEC2HEX([.F15]; 8)" office:value-type="string" office:string-value="00007000">
            <text:p>00007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]" office:value-type="float" office:value="30720">
            <text:p>30720</text:p>
          </table:table-cell>
          <table:table-cell table:formula="of:=DEC2HEX([.F16]; 8)" office:value-type="string" office:string-value="00007800">
            <text:p>00007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]" office:value-type="float" office:value="32768">
            <text:p>32768</text:p>
          </table:table-cell>
          <table:table-cell table:formula="of:=DEC2HEX([.F17]; 8)" office:value-type="string" office:string-value="00008000">
            <text:p>00008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7]" office:value-type="float" office:value="34816">
            <text:p>34816</text:p>
          </table:table-cell>
          <table:table-cell table:formula="of:=DEC2HEX([.F18]; 8)" office:value-type="string" office:string-value="00008800">
            <text:p>00008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8]" office:value-type="float" office:value="36864">
            <text:p>36864</text:p>
          </table:table-cell>
          <table:table-cell table:formula="of:=DEC2HEX([.F19]; 8)" office:value-type="string" office:string-value="00009000">
            <text:p>00009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9]" office:value-type="float" office:value="38912">
            <text:p>38912</text:p>
          </table:table-cell>
          <table:table-cell table:formula="of:=DEC2HEX([.F20]; 8)" office:value-type="string" office:string-value="00009800">
            <text:p>00009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0]" office:value-type="float" office:value="40960">
            <text:p>40960</text:p>
          </table:table-cell>
          <table:table-cell table:formula="of:=DEC2HEX([.F21]; 8)" office:value-type="string" office:string-value="0000A000">
            <text:p>0000A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1]" office:value-type="float" office:value="43008">
            <text:p>43008</text:p>
          </table:table-cell>
          <table:table-cell table:formula="of:=DEC2HEX([.F22]; 8)" office:value-type="string" office:string-value="0000A800">
            <text:p>0000A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2]" office:value-type="float" office:value="45056">
            <text:p>45056</text:p>
          </table:table-cell>
          <table:table-cell table:formula="of:=DEC2HEX([.F23]; 8)" office:value-type="string" office:string-value="0000B000">
            <text:p>0000B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3]" office:value-type="float" office:value="47104">
            <text:p>47104</text:p>
          </table:table-cell>
          <table:table-cell table:formula="of:=DEC2HEX([.F24]; 8)" office:value-type="string" office:string-value="0000B800">
            <text:p>0000B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4]" office:value-type="float" office:value="49152">
            <text:p>49152</text:p>
          </table:table-cell>
          <table:table-cell table:formula="of:=DEC2HEX([.F25]; 8)" office:value-type="string" office:string-value="0000C000">
            <text:p>0000C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5]" office:value-type="float" office:value="51200">
            <text:p>51200</text:p>
          </table:table-cell>
          <table:table-cell table:formula="of:=DEC2HEX([.F26]; 8)" office:value-type="string" office:string-value="0000C800">
            <text:p>0000C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6]" office:value-type="float" office:value="53248">
            <text:p>53248</text:p>
          </table:table-cell>
          <table:table-cell table:formula="of:=DEC2HEX([.F27]; 8)" office:value-type="string" office:string-value="0000D000">
            <text:p>0000D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7]" office:value-type="float" office:value="55296">
            <text:p>55296</text:p>
          </table:table-cell>
          <table:table-cell table:formula="of:=DEC2HEX([.F28]; 8)" office:value-type="string" office:string-value="0000D800">
            <text:p>0000D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8]" office:value-type="float" office:value="57344">
            <text:p>57344</text:p>
          </table:table-cell>
          <table:table-cell table:formula="of:=DEC2HEX([.F29]; 8)" office:value-type="string" office:string-value="0000E000">
            <text:p>0000E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29]" office:value-type="float" office:value="59392">
            <text:p>59392</text:p>
          </table:table-cell>
          <table:table-cell table:formula="of:=DEC2HEX([.F30]; 8)" office:value-type="string" office:string-value="0000E800">
            <text:p>0000E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0]" office:value-type="float" office:value="61440">
            <text:p>61440</text:p>
          </table:table-cell>
          <table:table-cell table:formula="of:=DEC2HEX([.F31]; 8)" office:value-type="string" office:string-value="0000F000">
            <text:p>0000F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1]" office:value-type="float" office:value="63488">
            <text:p>63488</text:p>
          </table:table-cell>
          <table:table-cell table:formula="of:=DEC2HEX([.F32]; 8)" office:value-type="string" office:string-value="0000F800">
            <text:p>0000F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2]" office:value-type="float" office:value="65536">
            <text:p>65536</text:p>
          </table:table-cell>
          <table:table-cell table:formula="of:=DEC2HEX([.F33]; 8)" office:value-type="string" office:string-value="00010000">
            <text:p>00010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3]" office:value-type="float" office:value="67584">
            <text:p>67584</text:p>
          </table:table-cell>
          <table:table-cell table:formula="of:=DEC2HEX([.F34]; 8)" office:value-type="string" office:string-value="00010800">
            <text:p>0001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4]" office:value-type="float" office:value="69632">
            <text:p>69632</text:p>
          </table:table-cell>
          <table:table-cell table:formula="of:=DEC2HEX([.F35]; 8)" office:value-type="string" office:string-value="00011000">
            <text:p>0001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5]" office:value-type="float" office:value="71680">
            <text:p>71680</text:p>
          </table:table-cell>
          <table:table-cell table:formula="of:=DEC2HEX([.F36]; 8)" office:value-type="string" office:string-value="00011800">
            <text:p>00011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6]" office:value-type="float" office:value="73728">
            <text:p>73728</text:p>
          </table:table-cell>
          <table:table-cell table:formula="of:=DEC2HEX([.F37]; 8)" office:value-type="string" office:string-value="00012000">
            <text:p>0001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7]" office:value-type="float" office:value="75776">
            <text:p>75776</text:p>
          </table:table-cell>
          <table:table-cell table:formula="of:=DEC2HEX([.F38]; 8)" office:value-type="string" office:string-value="00012800">
            <text:p>0001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8]" office:value-type="float" office:value="77824">
            <text:p>77824</text:p>
          </table:table-cell>
          <table:table-cell table:formula="of:=DEC2HEX([.F39]; 8)" office:value-type="string" office:string-value="00013000">
            <text:p>0001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39]" office:value-type="float" office:value="79872">
            <text:p>79872</text:p>
          </table:table-cell>
          <table:table-cell table:formula="of:=DEC2HEX([.F40]; 8)" office:value-type="string" office:string-value="00013800">
            <text:p>0001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0]" office:value-type="float" office:value="81920">
            <text:p>81920</text:p>
          </table:table-cell>
          <table:table-cell table:formula="of:=DEC2HEX([.F41]; 8)" office:value-type="string" office:string-value="00014000">
            <text:p>0001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1]" office:value-type="float" office:value="83968">
            <text:p>83968</text:p>
          </table:table-cell>
          <table:table-cell table:formula="of:=DEC2HEX([.F42]; 8)" office:value-type="string" office:string-value="00014800">
            <text:p>0001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2]" office:value-type="float" office:value="86016">
            <text:p>86016</text:p>
          </table:table-cell>
          <table:table-cell table:formula="of:=DEC2HEX([.F43]; 8)" office:value-type="string" office:string-value="00015000">
            <text:p>0001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3]" office:value-type="float" office:value="88064">
            <text:p>88064</text:p>
          </table:table-cell>
          <table:table-cell table:formula="of:=DEC2HEX([.F44]; 8)" office:value-type="string" office:string-value="00015800">
            <text:p>0001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4]" office:value-type="float" office:value="90112">
            <text:p>90112</text:p>
          </table:table-cell>
          <table:table-cell table:formula="of:=DEC2HEX([.F45]; 8)" office:value-type="string" office:string-value="00016000">
            <text:p>00016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5]" office:value-type="float" office:value="92160">
            <text:p>92160</text:p>
          </table:table-cell>
          <table:table-cell table:formula="of:=DEC2HEX([.F46]; 8)" office:value-type="string" office:string-value="00016800">
            <text:p>00016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6]" office:value-type="float" office:value="94208">
            <text:p>94208</text:p>
          </table:table-cell>
          <table:table-cell table:formula="of:=DEC2HEX([.F47]; 8)" office:value-type="string" office:string-value="00017000">
            <text:p>00017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7]" office:value-type="float" office:value="96256">
            <text:p>96256</text:p>
          </table:table-cell>
          <table:table-cell table:formula="of:=DEC2HEX([.F48]; 8)" office:value-type="string" office:string-value="00017800">
            <text:p>00017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8]" office:value-type="float" office:value="98304">
            <text:p>98304</text:p>
          </table:table-cell>
          <table:table-cell table:formula="of:=DEC2HEX([.F49]; 8)" office:value-type="string" office:string-value="00018000">
            <text:p>00018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49]" office:value-type="float" office:value="100352">
            <text:p>100352</text:p>
          </table:table-cell>
          <table:table-cell table:formula="of:=DEC2HEX([.F50]; 8)" office:value-type="string" office:string-value="00018800">
            <text:p>00018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0]" office:value-type="float" office:value="102400">
            <text:p>102400</text:p>
          </table:table-cell>
          <table:table-cell table:formula="of:=DEC2HEX([.F51]; 8)" office:value-type="string" office:string-value="00019000">
            <text:p>00019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1]" office:value-type="float" office:value="104448">
            <text:p>104448</text:p>
          </table:table-cell>
          <table:table-cell table:formula="of:=DEC2HEX([.F52]; 8)" office:value-type="string" office:string-value="00019800">
            <text:p>00019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2]" office:value-type="float" office:value="106496">
            <text:p>106496</text:p>
          </table:table-cell>
          <table:table-cell table:formula="of:=DEC2HEX([.F53]; 8)" office:value-type="string" office:string-value="0001A000">
            <text:p>0001A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3]" office:value-type="float" office:value="108544">
            <text:p>108544</text:p>
          </table:table-cell>
          <table:table-cell table:formula="of:=DEC2HEX([.F54]; 8)" office:value-type="string" office:string-value="0001A800">
            <text:p>0001A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4]" office:value-type="float" office:value="110592">
            <text:p>110592</text:p>
          </table:table-cell>
          <table:table-cell table:formula="of:=DEC2HEX([.F55]; 8)" office:value-type="string" office:string-value="0001B000">
            <text:p>0001B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5]" office:value-type="float" office:value="112640">
            <text:p>112640</text:p>
          </table:table-cell>
          <table:table-cell table:formula="of:=DEC2HEX([.F56]; 8)" office:value-type="string" office:string-value="0001B800">
            <text:p>0001B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6]" office:value-type="float" office:value="114688">
            <text:p>114688</text:p>
          </table:table-cell>
          <table:table-cell table:formula="of:=DEC2HEX([.F57]; 8)" office:value-type="string" office:string-value="0001C000">
            <text:p>0001C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7]" office:value-type="float" office:value="116736">
            <text:p>116736</text:p>
          </table:table-cell>
          <table:table-cell table:formula="of:=DEC2HEX([.F58]; 8)" office:value-type="string" office:string-value="0001C800">
            <text:p>0001C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8]" office:value-type="float" office:value="118784">
            <text:p>118784</text:p>
          </table:table-cell>
          <table:table-cell table:formula="of:=DEC2HEX([.F59]; 8)" office:value-type="string" office:string-value="0001D000">
            <text:p>0001D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59]" office:value-type="float" office:value="120832">
            <text:p>120832</text:p>
          </table:table-cell>
          <table:table-cell table:formula="of:=DEC2HEX([.F60]; 8)" office:value-type="string" office:string-value="0001D800">
            <text:p>0001D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0]" office:value-type="float" office:value="122880">
            <text:p>122880</text:p>
          </table:table-cell>
          <table:table-cell table:formula="of:=DEC2HEX([.F61]; 8)" office:value-type="string" office:string-value="0001E000">
            <text:p>0001E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1]" office:value-type="float" office:value="124928">
            <text:p>124928</text:p>
          </table:table-cell>
          <table:table-cell table:formula="of:=DEC2HEX([.F62]; 8)" office:value-type="string" office:string-value="0001E800">
            <text:p>0001E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2]" office:value-type="float" office:value="126976">
            <text:p>126976</text:p>
          </table:table-cell>
          <table:table-cell table:formula="of:=DEC2HEX([.F63]; 8)" office:value-type="string" office:string-value="0001F000">
            <text:p>0001F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3]" office:value-type="float" office:value="129024">
            <text:p>129024</text:p>
          </table:table-cell>
          <table:table-cell table:formula="of:=DEC2HEX([.F64]; 8)" office:value-type="string" office:string-value="0001F800">
            <text:p>0001F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4]" office:value-type="float" office:value="131072">
            <text:p>131072</text:p>
          </table:table-cell>
          <table:table-cell table:formula="of:=DEC2HEX([.F65]; 8)" office:value-type="string" office:string-value="00020000">
            <text:p>00020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5]" office:value-type="float" office:value="133120">
            <text:p>133120</text:p>
          </table:table-cell>
          <table:table-cell table:formula="of:=DEC2HEX([.F66]; 8)" office:value-type="string" office:string-value="00020800">
            <text:p>0002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6]" office:value-type="float" office:value="135168">
            <text:p>135168</text:p>
          </table:table-cell>
          <table:table-cell table:formula="of:=DEC2HEX([.F67]; 8)" office:value-type="string" office:string-value="00021000">
            <text:p>0002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7]" office:value-type="float" office:value="137216">
            <text:p>137216</text:p>
          </table:table-cell>
          <table:table-cell table:formula="of:=DEC2HEX([.F68]; 8)" office:value-type="string" office:string-value="00021800">
            <text:p>00021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8]" office:value-type="float" office:value="139264">
            <text:p>139264</text:p>
          </table:table-cell>
          <table:table-cell table:formula="of:=DEC2HEX([.F69]; 8)" office:value-type="string" office:string-value="00022000">
            <text:p>0002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69]" office:value-type="float" office:value="141312">
            <text:p>141312</text:p>
          </table:table-cell>
          <table:table-cell table:formula="of:=DEC2HEX([.F70]; 8)" office:value-type="string" office:string-value="00022800">
            <text:p>0002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0]" office:value-type="float" office:value="143360">
            <text:p>143360</text:p>
          </table:table-cell>
          <table:table-cell table:formula="of:=DEC2HEX([.F71]; 8)" office:value-type="string" office:string-value="00023000">
            <text:p>0002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1]" office:value-type="float" office:value="145408">
            <text:p>145408</text:p>
          </table:table-cell>
          <table:table-cell table:formula="of:=DEC2HEX([.F72]; 8)" office:value-type="string" office:string-value="00023800">
            <text:p>0002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2]" office:value-type="float" office:value="147456">
            <text:p>147456</text:p>
          </table:table-cell>
          <table:table-cell table:formula="of:=DEC2HEX([.F73]; 8)" office:value-type="string" office:string-value="00024000">
            <text:p>0002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3]" office:value-type="float" office:value="149504">
            <text:p>149504</text:p>
          </table:table-cell>
          <table:table-cell table:formula="of:=DEC2HEX([.F74]; 8)" office:value-type="string" office:string-value="00024800">
            <text:p>0002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4]" office:value-type="float" office:value="151552">
            <text:p>151552</text:p>
          </table:table-cell>
          <table:table-cell table:formula="of:=DEC2HEX([.F75]; 8)" office:value-type="string" office:string-value="00025000">
            <text:p>0002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5]" office:value-type="float" office:value="153600">
            <text:p>153600</text:p>
          </table:table-cell>
          <table:table-cell table:formula="of:=DEC2HEX([.F76]; 8)" office:value-type="string" office:string-value="00025800">
            <text:p>0002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6]" office:value-type="float" office:value="155648">
            <text:p>155648</text:p>
          </table:table-cell>
          <table:table-cell table:formula="of:=DEC2HEX([.F77]; 8)" office:value-type="string" office:string-value="00026000">
            <text:p>00026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7]" office:value-type="float" office:value="157696">
            <text:p>157696</text:p>
          </table:table-cell>
          <table:table-cell table:formula="of:=DEC2HEX([.F78]; 8)" office:value-type="string" office:string-value="00026800">
            <text:p>00026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8]" office:value-type="float" office:value="159744">
            <text:p>159744</text:p>
          </table:table-cell>
          <table:table-cell table:formula="of:=DEC2HEX([.F79]; 8)" office:value-type="string" office:string-value="00027000">
            <text:p>00027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79]" office:value-type="float" office:value="161792">
            <text:p>161792</text:p>
          </table:table-cell>
          <table:table-cell table:formula="of:=DEC2HEX([.F80]; 8)" office:value-type="string" office:string-value="00027800">
            <text:p>00027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0]" office:value-type="float" office:value="163840">
            <text:p>163840</text:p>
          </table:table-cell>
          <table:table-cell table:formula="of:=DEC2HEX([.F81]; 8)" office:value-type="string" office:string-value="00028000">
            <text:p>00028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1]" office:value-type="float" office:value="165888">
            <text:p>165888</text:p>
          </table:table-cell>
          <table:table-cell table:formula="of:=DEC2HEX([.F82]; 8)" office:value-type="string" office:string-value="00028800">
            <text:p>00028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2]" office:value-type="float" office:value="167936">
            <text:p>167936</text:p>
          </table:table-cell>
          <table:table-cell table:formula="of:=DEC2HEX([.F83]; 8)" office:value-type="string" office:string-value="00029000">
            <text:p>00029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3]" office:value-type="float" office:value="169984">
            <text:p>169984</text:p>
          </table:table-cell>
          <table:table-cell table:formula="of:=DEC2HEX([.F84]; 8)" office:value-type="string" office:string-value="00029800">
            <text:p>00029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4]" office:value-type="float" office:value="172032">
            <text:p>172032</text:p>
          </table:table-cell>
          <table:table-cell table:formula="of:=DEC2HEX([.F85]; 8)" office:value-type="string" office:string-value="0002A000">
            <text:p>0002A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5]" office:value-type="float" office:value="174080">
            <text:p>174080</text:p>
          </table:table-cell>
          <table:table-cell table:formula="of:=DEC2HEX([.F86]; 8)" office:value-type="string" office:string-value="0002A800">
            <text:p>0002A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6]" office:value-type="float" office:value="176128">
            <text:p>176128</text:p>
          </table:table-cell>
          <table:table-cell table:formula="of:=DEC2HEX([.F87]; 8)" office:value-type="string" office:string-value="0002B000">
            <text:p>0002B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7]" office:value-type="float" office:value="178176">
            <text:p>178176</text:p>
          </table:table-cell>
          <table:table-cell table:formula="of:=DEC2HEX([.F88]; 8)" office:value-type="string" office:string-value="0002B800">
            <text:p>0002B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8]" office:value-type="float" office:value="180224">
            <text:p>180224</text:p>
          </table:table-cell>
          <table:table-cell table:formula="of:=DEC2HEX([.F89]; 8)" office:value-type="string" office:string-value="0002C000">
            <text:p>0002C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89]" office:value-type="float" office:value="182272">
            <text:p>182272</text:p>
          </table:table-cell>
          <table:table-cell table:formula="of:=DEC2HEX([.F90]; 8)" office:value-type="string" office:string-value="0002C800">
            <text:p>0002C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0]" office:value-type="float" office:value="184320">
            <text:p>184320</text:p>
          </table:table-cell>
          <table:table-cell table:formula="of:=DEC2HEX([.F91]; 8)" office:value-type="string" office:string-value="0002D000">
            <text:p>0002D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1]" office:value-type="float" office:value="186368">
            <text:p>186368</text:p>
          </table:table-cell>
          <table:table-cell table:formula="of:=DEC2HEX([.F92]; 8)" office:value-type="string" office:string-value="0002D800">
            <text:p>0002D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2]" office:value-type="float" office:value="188416">
            <text:p>188416</text:p>
          </table:table-cell>
          <table:table-cell table:formula="of:=DEC2HEX([.F93]; 8)" office:value-type="string" office:string-value="0002E000">
            <text:p>0002E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3]" office:value-type="float" office:value="190464">
            <text:p>190464</text:p>
          </table:table-cell>
          <table:table-cell table:formula="of:=DEC2HEX([.F94]; 8)" office:value-type="string" office:string-value="0002E800">
            <text:p>0002E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4]" office:value-type="float" office:value="192512">
            <text:p>192512</text:p>
          </table:table-cell>
          <table:table-cell table:formula="of:=DEC2HEX([.F95]; 8)" office:value-type="string" office:string-value="0002F000">
            <text:p>0002F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5]" office:value-type="float" office:value="194560">
            <text:p>194560</text:p>
          </table:table-cell>
          <table:table-cell table:formula="of:=DEC2HEX([.F96]; 8)" office:value-type="string" office:string-value="0002F800">
            <text:p>0002F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6]" office:value-type="float" office:value="196608">
            <text:p>196608</text:p>
          </table:table-cell>
          <table:table-cell table:formula="of:=DEC2HEX([.F97]; 8)" office:value-type="string" office:string-value="00030000">
            <text:p>00030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7]" office:value-type="float" office:value="198656">
            <text:p>198656</text:p>
          </table:table-cell>
          <table:table-cell table:formula="of:=DEC2HEX([.F98]; 8)" office:value-type="string" office:string-value="00030800">
            <text:p>0003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8]" office:value-type="float" office:value="200704">
            <text:p>200704</text:p>
          </table:table-cell>
          <table:table-cell table:formula="of:=DEC2HEX([.F99]; 8)" office:value-type="string" office:string-value="00031000">
            <text:p>0003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99]" office:value-type="float" office:value="202752">
            <text:p>202752</text:p>
          </table:table-cell>
          <table:table-cell table:formula="of:=DEC2HEX([.F100]; 8)" office:value-type="string" office:string-value="00031800">
            <text:p>00031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0]" office:value-type="float" office:value="204800">
            <text:p>204800</text:p>
          </table:table-cell>
          <table:table-cell table:formula="of:=DEC2HEX([.F101]; 8)" office:value-type="string" office:string-value="00032000">
            <text:p>0003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1]" office:value-type="float" office:value="206848">
            <text:p>206848</text:p>
          </table:table-cell>
          <table:table-cell table:formula="of:=DEC2HEX([.F102]; 8)" office:value-type="string" office:string-value="00032800">
            <text:p>0003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2]" office:value-type="float" office:value="208896">
            <text:p>208896</text:p>
          </table:table-cell>
          <table:table-cell table:formula="of:=DEC2HEX([.F103]; 8)" office:value-type="string" office:string-value="00033000">
            <text:p>0003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3]" office:value-type="float" office:value="210944">
            <text:p>210944</text:p>
          </table:table-cell>
          <table:table-cell table:formula="of:=DEC2HEX([.F104]; 8)" office:value-type="string" office:string-value="00033800">
            <text:p>0003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4]" office:value-type="float" office:value="212992">
            <text:p>212992</text:p>
          </table:table-cell>
          <table:table-cell table:formula="of:=DEC2HEX([.F105]; 8)" office:value-type="string" office:string-value="00034000">
            <text:p>0003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5]" office:value-type="float" office:value="215040">
            <text:p>215040</text:p>
          </table:table-cell>
          <table:table-cell table:formula="of:=DEC2HEX([.F106]; 8)" office:value-type="string" office:string-value="00034800">
            <text:p>0003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6]" office:value-type="float" office:value="217088">
            <text:p>217088</text:p>
          </table:table-cell>
          <table:table-cell table:formula="of:=DEC2HEX([.F107]; 8)" office:value-type="string" office:string-value="00035000">
            <text:p>0003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7]" office:value-type="float" office:value="219136">
            <text:p>219136</text:p>
          </table:table-cell>
          <table:table-cell table:formula="of:=DEC2HEX([.F108]; 8)" office:value-type="string" office:string-value="00035800">
            <text:p>0003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8]" office:value-type="float" office:value="221184">
            <text:p>221184</text:p>
          </table:table-cell>
          <table:table-cell table:formula="of:=DEC2HEX([.F109]; 8)" office:value-type="string" office:string-value="00036000">
            <text:p>00036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09]" office:value-type="float" office:value="223232">
            <text:p>223232</text:p>
          </table:table-cell>
          <table:table-cell table:formula="of:=DEC2HEX([.F110]; 8)" office:value-type="string" office:string-value="00036800">
            <text:p>00036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0]" office:value-type="float" office:value="225280">
            <text:p>225280</text:p>
          </table:table-cell>
          <table:table-cell table:formula="of:=DEC2HEX([.F111]; 8)" office:value-type="string" office:string-value="00037000">
            <text:p>00037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1]" office:value-type="float" office:value="227328">
            <text:p>227328</text:p>
          </table:table-cell>
          <table:table-cell table:formula="of:=DEC2HEX([.F112]; 8)" office:value-type="string" office:string-value="00037800">
            <text:p>00037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2]" office:value-type="float" office:value="229376">
            <text:p>229376</text:p>
          </table:table-cell>
          <table:table-cell table:formula="of:=DEC2HEX([.F113]; 8)" office:value-type="string" office:string-value="00038000">
            <text:p>00038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3]" office:value-type="float" office:value="231424">
            <text:p>231424</text:p>
          </table:table-cell>
          <table:table-cell table:formula="of:=DEC2HEX([.F114]; 8)" office:value-type="string" office:string-value="00038800">
            <text:p>00038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4]" office:value-type="float" office:value="233472">
            <text:p>233472</text:p>
          </table:table-cell>
          <table:table-cell table:formula="of:=DEC2HEX([.F115]; 8)" office:value-type="string" office:string-value="00039000">
            <text:p>00039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5]" office:value-type="float" office:value="235520">
            <text:p>235520</text:p>
          </table:table-cell>
          <table:table-cell table:formula="of:=DEC2HEX([.F116]; 8)" office:value-type="string" office:string-value="00039800">
            <text:p>00039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6]" office:value-type="float" office:value="237568">
            <text:p>237568</text:p>
          </table:table-cell>
          <table:table-cell table:formula="of:=DEC2HEX([.F117]; 8)" office:value-type="string" office:string-value="0003A000">
            <text:p>0003A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7]" office:value-type="float" office:value="239616">
            <text:p>239616</text:p>
          </table:table-cell>
          <table:table-cell table:formula="of:=DEC2HEX([.F118]; 8)" office:value-type="string" office:string-value="0003A800">
            <text:p>0003A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8]" office:value-type="float" office:value="241664">
            <text:p>241664</text:p>
          </table:table-cell>
          <table:table-cell table:formula="of:=DEC2HEX([.F119]; 8)" office:value-type="string" office:string-value="0003B000">
            <text:p>0003B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19]" office:value-type="float" office:value="243712">
            <text:p>243712</text:p>
          </table:table-cell>
          <table:table-cell table:formula="of:=DEC2HEX([.F120]; 8)" office:value-type="string" office:string-value="0003B800">
            <text:p>0003B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0]" office:value-type="float" office:value="245760">
            <text:p>245760</text:p>
          </table:table-cell>
          <table:table-cell table:formula="of:=DEC2HEX([.F121]; 8)" office:value-type="string" office:string-value="0003C000">
            <text:p>0003C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1]" office:value-type="float" office:value="247808">
            <text:p>247808</text:p>
          </table:table-cell>
          <table:table-cell table:formula="of:=DEC2HEX([.F122]; 8)" office:value-type="string" office:string-value="0003C800">
            <text:p>0003C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2]" office:value-type="float" office:value="249856">
            <text:p>249856</text:p>
          </table:table-cell>
          <table:table-cell table:formula="of:=DEC2HEX([.F123]; 8)" office:value-type="string" office:string-value="0003D000">
            <text:p>0003D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3]" office:value-type="float" office:value="251904">
            <text:p>251904</text:p>
          </table:table-cell>
          <table:table-cell table:formula="of:=DEC2HEX([.F124]; 8)" office:value-type="string" office:string-value="0003D800">
            <text:p>0003D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4]" office:value-type="float" office:value="253952">
            <text:p>253952</text:p>
          </table:table-cell>
          <table:table-cell table:formula="of:=DEC2HEX([.F125]; 8)" office:value-type="string" office:string-value="0003E000">
            <text:p>0003E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5]" office:value-type="float" office:value="256000">
            <text:p>256000</text:p>
          </table:table-cell>
          <table:table-cell table:formula="of:=DEC2HEX([.F126]; 8)" office:value-type="string" office:string-value="0003E800">
            <text:p>0003E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6]" office:value-type="float" office:value="258048">
            <text:p>258048</text:p>
          </table:table-cell>
          <table:table-cell table:formula="of:=DEC2HEX([.F127]; 8)" office:value-type="string" office:string-value="0003F000">
            <text:p>0003F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7]" office:value-type="float" office:value="260096">
            <text:p>260096</text:p>
          </table:table-cell>
          <table:table-cell table:formula="of:=DEC2HEX([.F128]; 8)" office:value-type="string" office:string-value="0003F800">
            <text:p>0003F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8]" office:value-type="float" office:value="262144">
            <text:p>262144</text:p>
          </table:table-cell>
          <table:table-cell table:formula="of:=DEC2HEX([.F129]; 8)" office:value-type="string" office:string-value="00040000">
            <text:p>00040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29]" office:value-type="float" office:value="264192">
            <text:p>264192</text:p>
          </table:table-cell>
          <table:table-cell table:formula="of:=DEC2HEX([.F130]; 8)" office:value-type="string" office:string-value="00040800">
            <text:p>0004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0]" office:value-type="float" office:value="266240">
            <text:p>266240</text:p>
          </table:table-cell>
          <table:table-cell table:formula="of:=DEC2HEX([.F131]; 8)" office:value-type="string" office:string-value="00041000">
            <text:p>0004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1]" office:value-type="float" office:value="268288">
            <text:p>268288</text:p>
          </table:table-cell>
          <table:table-cell table:formula="of:=DEC2HEX([.F132]; 8)" office:value-type="string" office:string-value="00041800">
            <text:p>00041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2]" office:value-type="float" office:value="270336">
            <text:p>270336</text:p>
          </table:table-cell>
          <table:table-cell table:formula="of:=DEC2HEX([.F133]; 8)" office:value-type="string" office:string-value="00042000">
            <text:p>0004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3]" office:value-type="float" office:value="272384">
            <text:p>272384</text:p>
          </table:table-cell>
          <table:table-cell table:formula="of:=DEC2HEX([.F134]; 8)" office:value-type="string" office:string-value="00042800">
            <text:p>0004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4]" office:value-type="float" office:value="274432">
            <text:p>274432</text:p>
          </table:table-cell>
          <table:table-cell table:formula="of:=DEC2HEX([.F135]; 8)" office:value-type="string" office:string-value="00043000">
            <text:p>0004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5]" office:value-type="float" office:value="276480">
            <text:p>276480</text:p>
          </table:table-cell>
          <table:table-cell table:formula="of:=DEC2HEX([.F136]; 8)" office:value-type="string" office:string-value="00043800">
            <text:p>0004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6]" office:value-type="float" office:value="278528">
            <text:p>278528</text:p>
          </table:table-cell>
          <table:table-cell table:formula="of:=DEC2HEX([.F137]; 8)" office:value-type="string" office:string-value="00044000">
            <text:p>0004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7]" office:value-type="float" office:value="280576">
            <text:p>280576</text:p>
          </table:table-cell>
          <table:table-cell table:formula="of:=DEC2HEX([.F138]; 8)" office:value-type="string" office:string-value="00044800">
            <text:p>0004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8]" office:value-type="float" office:value="282624">
            <text:p>282624</text:p>
          </table:table-cell>
          <table:table-cell table:formula="of:=DEC2HEX([.F139]; 8)" office:value-type="string" office:string-value="00045000">
            <text:p>0004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39]" office:value-type="float" office:value="284672">
            <text:p>284672</text:p>
          </table:table-cell>
          <table:table-cell table:formula="of:=DEC2HEX([.F140]; 8)" office:value-type="string" office:string-value="00045800">
            <text:p>0004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0]" office:value-type="float" office:value="286720">
            <text:p>286720</text:p>
          </table:table-cell>
          <table:table-cell table:formula="of:=DEC2HEX([.F141]; 8)" office:value-type="string" office:string-value="00046000">
            <text:p>00046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1]" office:value-type="float" office:value="288768">
            <text:p>288768</text:p>
          </table:table-cell>
          <table:table-cell table:formula="of:=DEC2HEX([.F142]; 8)" office:value-type="string" office:string-value="00046800">
            <text:p>00046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2]" office:value-type="float" office:value="290816">
            <text:p>290816</text:p>
          </table:table-cell>
          <table:table-cell table:formula="of:=DEC2HEX([.F143]; 8)" office:value-type="string" office:string-value="00047000">
            <text:p>00047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3]" office:value-type="float" office:value="292864">
            <text:p>292864</text:p>
          </table:table-cell>
          <table:table-cell table:formula="of:=DEC2HEX([.F144]; 8)" office:value-type="string" office:string-value="00047800">
            <text:p>00047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4]" office:value-type="float" office:value="294912">
            <text:p>294912</text:p>
          </table:table-cell>
          <table:table-cell table:formula="of:=DEC2HEX([.F145]; 8)" office:value-type="string" office:string-value="00048000">
            <text:p>00048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5]" office:value-type="float" office:value="296960">
            <text:p>296960</text:p>
          </table:table-cell>
          <table:table-cell table:formula="of:=DEC2HEX([.F146]; 8)" office:value-type="string" office:string-value="00048800">
            <text:p>00048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6]" office:value-type="float" office:value="299008">
            <text:p>299008</text:p>
          </table:table-cell>
          <table:table-cell table:formula="of:=DEC2HEX([.F147]; 8)" office:value-type="string" office:string-value="00049000">
            <text:p>00049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7]" office:value-type="float" office:value="301056">
            <text:p>301056</text:p>
          </table:table-cell>
          <table:table-cell table:formula="of:=DEC2HEX([.F148]; 8)" office:value-type="string" office:string-value="00049800">
            <text:p>00049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8]" office:value-type="float" office:value="303104">
            <text:p>303104</text:p>
          </table:table-cell>
          <table:table-cell table:formula="of:=DEC2HEX([.F149]; 8)" office:value-type="string" office:string-value="0004A000">
            <text:p>0004A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49]" office:value-type="float" office:value="305152">
            <text:p>305152</text:p>
          </table:table-cell>
          <table:table-cell table:formula="of:=DEC2HEX([.F150]; 8)" office:value-type="string" office:string-value="0004A800">
            <text:p>0004A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0]" office:value-type="float" office:value="307200">
            <text:p>307200</text:p>
          </table:table-cell>
          <table:table-cell table:formula="of:=DEC2HEX([.F151]; 8)" office:value-type="string" office:string-value="0004B000">
            <text:p>0004B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1]" office:value-type="float" office:value="309248">
            <text:p>309248</text:p>
          </table:table-cell>
          <table:table-cell table:formula="of:=DEC2HEX([.F152]; 8)" office:value-type="string" office:string-value="0004B800">
            <text:p>0004B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2]" office:value-type="float" office:value="311296">
            <text:p>311296</text:p>
          </table:table-cell>
          <table:table-cell table:formula="of:=DEC2HEX([.F153]; 8)" office:value-type="string" office:string-value="0004C000">
            <text:p>0004C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3]" office:value-type="float" office:value="313344">
            <text:p>313344</text:p>
          </table:table-cell>
          <table:table-cell table:formula="of:=DEC2HEX([.F154]; 8)" office:value-type="string" office:string-value="0004C800">
            <text:p>0004C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4]" office:value-type="float" office:value="315392">
            <text:p>315392</text:p>
          </table:table-cell>
          <table:table-cell table:formula="of:=DEC2HEX([.F155]; 8)" office:value-type="string" office:string-value="0004D000">
            <text:p>0004D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5]" office:value-type="float" office:value="317440">
            <text:p>317440</text:p>
          </table:table-cell>
          <table:table-cell table:formula="of:=DEC2HEX([.F156]; 8)" office:value-type="string" office:string-value="0004D800">
            <text:p>0004D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6]" office:value-type="float" office:value="319488">
            <text:p>319488</text:p>
          </table:table-cell>
          <table:table-cell table:formula="of:=DEC2HEX([.F157]; 8)" office:value-type="string" office:string-value="0004E000">
            <text:p>0004E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7]" office:value-type="float" office:value="321536">
            <text:p>321536</text:p>
          </table:table-cell>
          <table:table-cell table:formula="of:=DEC2HEX([.F158]; 8)" office:value-type="string" office:string-value="0004E800">
            <text:p>0004E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8]" office:value-type="float" office:value="323584">
            <text:p>323584</text:p>
          </table:table-cell>
          <table:table-cell table:formula="of:=DEC2HEX([.F159]; 8)" office:value-type="string" office:string-value="0004F000">
            <text:p>0004F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59]" office:value-type="float" office:value="325632">
            <text:p>325632</text:p>
          </table:table-cell>
          <table:table-cell table:formula="of:=DEC2HEX([.F160]; 8)" office:value-type="string" office:string-value="0004F800">
            <text:p>0004F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0]" office:value-type="float" office:value="327680">
            <text:p>327680</text:p>
          </table:table-cell>
          <table:table-cell table:formula="of:=DEC2HEX([.F161]; 8)" office:value-type="string" office:string-value="00050000">
            <text:p>00050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1]" office:value-type="float" office:value="329728">
            <text:p>329728</text:p>
          </table:table-cell>
          <table:table-cell table:formula="of:=DEC2HEX([.F162]; 8)" office:value-type="string" office:string-value="00050800">
            <text:p>00050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2]" office:value-type="float" office:value="331776">
            <text:p>331776</text:p>
          </table:table-cell>
          <table:table-cell table:formula="of:=DEC2HEX([.F163]; 8)" office:value-type="string" office:string-value="00051000">
            <text:p>0005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3]" office:value-type="float" office:value="333824">
            <text:p>333824</text:p>
          </table:table-cell>
          <table:table-cell table:formula="of:=DEC2HEX([.F164]; 8)" office:value-type="string" office:string-value="00051800">
            <text:p>00051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4]" office:value-type="float" office:value="335872">
            <text:p>335872</text:p>
          </table:table-cell>
          <table:table-cell table:formula="of:=DEC2HEX([.F165]; 8)" office:value-type="string" office:string-value="00052000">
            <text:p>0005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5]" office:value-type="float" office:value="337920">
            <text:p>337920</text:p>
          </table:table-cell>
          <table:table-cell table:formula="of:=DEC2HEX([.F166]; 8)" office:value-type="string" office:string-value="00052800">
            <text:p>00052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6]" office:value-type="float" office:value="339968">
            <text:p>339968</text:p>
          </table:table-cell>
          <table:table-cell table:formula="of:=DEC2HEX([.F167]; 8)" office:value-type="string" office:string-value="00053000">
            <text:p>0005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7]" office:value-type="float" office:value="342016">
            <text:p>342016</text:p>
          </table:table-cell>
          <table:table-cell table:formula="of:=DEC2HEX([.F168]; 8)" office:value-type="string" office:string-value="00053800">
            <text:p>00053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8]" office:value-type="float" office:value="344064">
            <text:p>344064</text:p>
          </table:table-cell>
          <table:table-cell table:formula="of:=DEC2HEX([.F169]; 8)" office:value-type="string" office:string-value="00054000">
            <text:p>0005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*[.$E$2]+[.F169]" office:value-type="float" office:value="346112">
            <text:p>346112</text:p>
          </table:table-cell>
          <table:table-cell table:formula="of:=DEC2HEX([.F170]; 8)" office:value-type="string" office:string-value="00054800">
            <text:p>00054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2*[.$E$2]+[.F170]" office:value-type="float" office:value="348160">
            <text:p>348160</text:p>
          </table:table-cell>
          <table:table-cell table:style-name="ce5" table:formula="of:=DEC2HEX([.F171]; 8)" office:value-type="string" office:string-value="00055000">
            <text:p>00055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table:formula="of:=2*[.$E$2]+[.F171]" office:value-type="float" office:value="350208">
            <text:p>350208</text:p>
          </table:table-cell>
          <table:table-cell table:style-name="ce6" table:formula="of:=DEC2HEX([.F172]; 8)" office:value-type="string" office:string-value="00055800">
            <text:p>00055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7"/>
          <table:table-cell table:number-columns-repeated="3"/>
        </table:table-row>
        <table:table-row table:style-name="ro1" table:number-rows-repeated="15">
          <table:table-cell table:number-columns-repeated="6"/>
          <table:table-cell table:style-name="Default"/>
          <table:table-cell table:number-columns-repeated="3"/>
        </table:table-row>
        <table:table-row table:style-name="ro1" table:number-rows-repeated="165">
          <table:table-cell table:number-columns-repeated="10"/>
        </table:table-row>
        <table:table-row table:style-name="ro1" table:number-rows-repeated="7">
          <table:table-cell table:number-columns-repeated="4"/>
          <table:table-cell table:style-name="ce1" table:number-columns-repeated="2"/>
          <table:table-cell table:style-name="ce7"/>
          <table:table-cell table:style-name="ce1"/>
          <table:table-cell table:style-name="ce7"/>
          <table:table-cell/>
        </table:table-row>
        <table:table-row table:style-name="ro1" table:number-rows-repeated="10482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02/12/2025</text:date>, <text:time>13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25-02-12T06:10:46</meta:creation-date>
    <dc:date>2025-02-12T13:51:32</dc:date>
    <dc:creator>Jim Kueneman</dc:creator>
    <meta:editing-duration>PT3H18M18S</meta:editing-duration>
    <meta:editing-cycles>2</meta:editing-cycles>
    <meta:generator>OpenOffice/4.1.15$Unix OpenOffice.org_project/4115m2$Build-9813</meta:generator>
    <meta:document-statistic meta:table-count="3" meta:cell-count="351" meta:object-count="0"/>
  </office:meta>
</office:document-meta>
</file>